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3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eanAndJerk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2025-08-13 15:37:2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933" calcext:value-type="float">
            <text:p>0.2933</text:p>
          </table:table-cell>
          <table:table-cell office:value-type="float" office:value="16.7469" calcext:value-type="float">
            <text:p>16.746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011" calcext:value-type="float">
            <text:p>0.7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37:35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928" calcext:value-type="float">
            <text:p>0.2928</text:p>
          </table:table-cell>
          <table:table-cell office:value-type="float" office:value="16.8327" calcext:value-type="float">
            <text:p>16.8327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7003" calcext:value-type="float">
            <text:p>0.70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37:4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86" calcext:value-type="float">
            <text:p>0.286</text:p>
          </table:table-cell>
          <table:table-cell office:value-type="float" office:value="17.1965" calcext:value-type="float">
            <text:p>17.196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708" calcext:value-type="float">
            <text:p>0.7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37:53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2994" calcext:value-type="float">
            <text:p>0.2994</text:p>
          </table:table-cell>
          <table:table-cell office:value-type="float" office:value="16.9405" calcext:value-type="float">
            <text:p>16.9405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948" calcext:value-type="float">
            <text:p>0.69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38:08</text:p>
          </table:table-cell>
          <table:table-cell table:style-name="ce2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3097" calcext:value-type="float">
            <text:p>0.3097</text:p>
          </table:table-cell>
          <table:table-cell office:value-type="float" office:value="17.1445" calcext:value-type="float">
            <text:p>17.14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848" calcext:value-type="float">
            <text:p>0.68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38:1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table:style-name="ce2" office:value-type="float" office:value="0.3173" calcext:value-type="float">
            <text:p>0.3173</text:p>
          </table:table-cell>
          <table:table-cell table:style-name="ce2" office:value-type="float" office:value="17.7783" calcext:value-type="float">
            <text:p>17.7783</text:p>
          </table:table-cell>
          <table:table-cell office:value-type="float" office:value="0.9209" calcext:value-type="float">
            <text:p>0.9209</text:p>
          </table:table-cell>
          <table:table-cell table:style-name="ce2" office:value-type="float" office:value="0.6739" calcext:value-type="float">
            <text:p>0.67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not belong to orig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41:38.153288887</dc:date>
    <meta:editing-duration>PT2M47S</meta:editing-duration>
    <meta:editing-cycles>1</meta:editing-cycles>
    <meta:document-statistic meta:table-count="1" meta:cell-count="85" meta:object-count="0"/>
    <meta:generator>LibreOffice/7.3.7.2$Linux_X86_64 LibreOffice_project/30$Build-2</meta:generator>
  </office:meta>
</office:document-meta>
</file>